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6703" officeooo:paragraph-rsid="000c6703"/>
    </style:style>
    <style:style style:name="P2" style:family="paragraph" style:parent-style-name="Standard">
      <style:text-properties officeooo:rsid="000c6703" officeooo:paragraph-rsid="000e24f4"/>
    </style:style>
    <style:style style:name="P3" style:family="paragraph" style:parent-style-name="Standard">
      <style:text-properties officeooo:rsid="000e24f4" officeooo:paragraph-rsid="000e24f4"/>
    </style:style>
    <style:style style:name="P4" style:family="paragraph" style:parent-style-name="Standard">
      <style:text-properties officeooo:rsid="000ef5f4" officeooo:paragraph-rsid="000ef5f4"/>
    </style:style>
    <style:style style:name="T1" style:family="text">
      <style:text-properties officeooo:rsid="000e24f4"/>
    </style:style>
    <style:style style:name="T2" style:family="text">
      <style:text-properties officeooo:rsid="000e327b"/>
    </style:style>
    <style:style style:name="T3" style:family="text">
      <style:text-properties officeooo:rsid="000ef5f4"/>
    </style:style>
    <style:style style:name="T4" style:family="text">
      <style:text-properties officeooo:rsid="00109c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D-Regler</text:p>
      <text:p text:style-name="P1"/>
      <text:p text:style-name="P1">PID-Regler sind überall hilfreich, wo es um Steuerung geht. Sie erledigen Aufgaben, die ein Mensch im Unterbewusstsein überlegt. Zum Beispiel wenn es darum geht, Wasser mit einem Elektro-Herd auf eine bestimmte Temperatur zu erhitzen. Dabei ist es selbstverständlich, kurz und stark aufzuheizen, bis die Temperatur fast erreicht ist, danach zu warten, bis diese nicht weiter steigt und schlussendlich vorsichtig bis zur Zieltemperatur nachzuheizen.</text:p>
      <text:p text:style-name="P1"/>
      <text:p text:style-name="P2">Wenn nun ein Automat die Temperatur regulieren soll, indem solange geheizt wird, wie die Temperatur unter dem Zielwert liegt, wird dieser erst den Herd zu spät ausschalten und über die Zieltemperatur hinaus schiessen und danach zu lange warten, bis nachgeheizt wird. Mit einem PID-Regler lässt sich dieses Problem <text:span text:style-name="T4">besser</text:span> lösen. <text:span text:style-name="T1">Ein solcher Regler nimmt die aktuelle Abweichung(Fehler) des Messwerts, in diesem Fall die Temperatur, von dem Soll-Wert als Eingabe an und gibt einen Steuerwert zurück. Ein PID-Regler besteht aus drei Termen, welche mit Konstanten gewichtet und addiert werden:</text:span></text:p>
      <text:p text:style-name="P2"/>
      <text:p text:style-name="P2"><text:span text:style-name="T1">Der proportionale Term gibt einen Wert direkt proportional zum aktuellen Fehler zurück. Dieser Term wird normalerweise am stärksten gewichtet, da er direkt auf Fehler reagiert.</text:span></text:p>
      <text:p text:style-name="P2"/>
      <text:p text:style-name="P3">Der Integral-Term gibt die Summe aller bisherigen Fehler zurück. Dies ist zum Beispiel bei per PID auf Rotationsgeschwindigkeit gedämpften Motoren wichtig, damit der Motor schlussendlich wieder zur Startposition zurückkehrt. Die Ausrichtung des Motors ist hierbei das Integral der Rotationsgeschwindigkeit.</text:p>
      <text:p text:style-name="P3"/>
      <text:p text:style-name="P3">Der Differential-Term gibt die Änderung des Fehlers relativ zum letzten Fehler zurück. <text:span text:style-name="T2">Dieser Term verhindert zu schnelle Änderungsraten, welche zum Überschiessen führen können, vor allem wenn der Faktor des proportionalen Terms eher aggressiv gewählt wird. Jedoch wirkt dieser Term mehr als allgemeine Geschwindigkeitsbegrenzung zur Verhinderung einer Schwingung um den Soll-Wert, anstatt als Notbremse vor dem Erreichen des Zielwerts. </text:span></text:p>
      <text:p text:style-name="P3"/>
      <text:p text:style-name="P4">Oft ist ein PID-Regler nicht die optimale Lösung, er ist jedoch sehr universell einsetzbar und meistens eine funktionierende Lösung. Obwohl es dabei nur die Gewichtung der drei Terme einzustellen gibt, ist dies eine zeitaufwendige Arbeit. Bei schlecht eingestellter Gewichtung kann ein PID-Regler leicht instabil werden, dabei gilt es Integral- und Differential-Term sparsam zu benutze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19:40:19.256000000</meta:creation-date>
    <meta:generator>LibreOffice/4.1.4.2$Windows_x86 LibreOffice_project/0a0440ccc0227ad9829de5f46be37cfb6edcf72</meta:generator>
    <dc:date>2014-10-15T21:46:40.922000000</dc:date>
    <meta:editing-duration>P1DT43M57S</meta:editing-duration>
    <meta:editing-cycles>6</meta:editing-cycles>
    <meta:document-statistic meta:table-count="0" meta:image-count="0" meta:object-count="0" meta:page-count="1" meta:paragraph-count="7" meta:word-count="328" meta:character-count="2353" meta:non-whitespace-character-count="2031"/>
  </office:meta>
</office:document-meta>
</file>